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86d13" officeooo:paragraph-rsid="00186d13"/>
    </style:style>
    <style:style style:name="P2" style:family="paragraph" style:parent-style-name="Footer">
      <style:text-properties officeooo:rsid="00186d13" officeooo:paragraph-rsid="00186d13"/>
    </style:style>
    <style:style style:name="P3" style:family="paragraph" style:parent-style-name="Standard">
      <style:text-properties officeooo:rsid="00186d13" officeooo:paragraph-rsid="00186d13"/>
    </style:style>
    <style:style style:name="P4" style:family="paragraph" style:parent-style-name="Standard">
      <style:paragraph-properties fo:text-align="center" style:justify-single-word="false"/>
      <style:text-properties officeooo:rsid="00186d13" officeooo:paragraph-rsid="00186d13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bold" officeooo:rsid="001bf1b9" officeooo:paragraph-rsid="001bf1b9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bf1b9" officeooo:paragraph-rsid="001bf1b9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997d2" officeooo:paragraph-rsid="001997d2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997d2" officeooo:paragraph-rsid="001bf1b9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bf1b9" officeooo:paragraph-rsid="001bf1b9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bf1b9" officeooo:paragraph-rsid="001bf1b9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e155d" officeooo:paragraph-rsid="001e155d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ecd4d" officeooo:paragraph-rsid="001e155d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4pt" officeooo:paragraph-rsid="001bf1b9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officeooo:paragraph-rsid="001d0eee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officeooo:paragraph-rsid="001e155d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86d13" officeooo:paragraph-rsid="00186d13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6pt" style:text-underline-style="none" fo:font-weight="bold" officeooo:rsid="00186d13" officeooo:paragraph-rsid="00186d13" style:font-size-asian="26pt" style:font-weight-asian="bold" style:font-size-complex="26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26pt" style:text-underline-style="none" fo:font-weight="bold" officeooo:rsid="001997d2" officeooo:paragraph-rsid="001997d2" style:font-size-asian="26pt" style:font-weight-asian="bold" style:font-size-complex="26pt" style:font-weight-complex="bold"/>
    </style:style>
    <style:style style:name="P19" style:family="paragraph" style:parent-style-name="Standard">
      <style:paragraph-properties fo:text-align="center" style:justify-single-word="false" fo:break-before="page"/>
      <style:text-properties fo:font-size="18pt" style:text-underline-style="solid" style:text-underline-width="auto" style:text-underline-color="font-color" fo:font-weight="bold" officeooo:rsid="00186d13" officeooo:paragraph-rsid="00186d13" style:font-size-asian="18pt" style:font-weight-asian="bold" style:font-size-complex="18pt" style:font-weight-complex="bold"/>
    </style:style>
    <style:style style:name="P20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4pt" style:text-underline-style="none" fo:font-weight="normal" officeooo:rsid="001e155d" officeooo:paragraph-rsid="001e155d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4pt" style:text-underline-style="none" fo:font-weight="normal" officeooo:rsid="001e155d" officeooo:paragraph-rsid="00222b77" style:font-size-asian="14pt" style:font-weight-asian="normal" style:font-size-complex="14pt" style:font-weight-complex="normal"/>
    </style:style>
    <style:style style:name="P22" style:family="paragraph" style:parent-style-name="Standard" style:list-style-name="L1">
      <style:paragraph-properties fo:text-align="justify" style:justify-single-word="false"/>
      <style:text-properties fo:font-size="14pt" style:text-underline-style="none" fo:font-weight="bold" officeooo:rsid="001997d2" officeooo:paragraph-rsid="001997d2" style:font-size-asian="12.25pt" style:font-weight-asian="bold" style:font-size-complex="14pt" style:font-weight-complex="bold"/>
    </style:style>
    <style:style style:name="P23" style:family="paragraph" style:parent-style-name="Standard" style:list-style-name="L1">
      <style:paragraph-properties fo:text-align="justify" style:justify-single-word="false"/>
      <style:text-properties fo:font-size="14pt" style:text-underline-style="none" fo:font-weight="bold" officeooo:rsid="001997d2" officeooo:paragraph-rsid="001ad4a1" style:font-size-asian="12.25pt" style:font-weight-asian="bold" style:font-size-complex="14pt" style:font-weight-complex="bold"/>
    </style:style>
    <style:style style:name="P24" style:family="paragraph" style:parent-style-name="Standard" style:list-style-name="L1">
      <style:paragraph-properties fo:text-align="justify" style:justify-single-word="false"/>
      <style:text-properties fo:font-size="14pt" style:text-underline-style="none" fo:font-weight="bold" officeooo:rsid="001ad4a1" officeooo:paragraph-rsid="001ad4a1" style:font-size-asian="12.25pt" style:font-weight-asian="bold" style:font-size-complex="14pt" style:font-weight-complex="bold"/>
    </style:style>
    <style:style style:name="P25" style:family="paragraph" style:parent-style-name="Standard" style:list-style-name="L1">
      <style:paragraph-properties fo:text-align="justify" style:justify-single-word="false"/>
      <style:text-properties fo:font-size="14pt" style:text-underline-style="none" fo:font-weight="normal" officeooo:rsid="001997d2" officeooo:paragraph-rsid="001997d2" style:font-size-asian="12.25pt" style:font-weight-asian="normal" style:font-size-complex="14pt" style:font-weight-complex="normal"/>
    </style:style>
    <style:style style:name="P26" style:family="paragraph" style:parent-style-name="Standard" style:list-style-name="L1">
      <style:paragraph-properties fo:text-align="justify" style:justify-single-word="false"/>
      <style:text-properties fo:font-size="14pt" style:text-underline-style="none" fo:font-weight="normal" officeooo:rsid="001997d2" officeooo:paragraph-rsid="001ad4a1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ecd4d" officeooo:paragraph-rsid="0034e8f5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e155d" officeooo:paragraph-rsid="001e155d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4pt" style:text-underline-style="none" fo:font-weight="normal" officeooo:rsid="003976f1" officeooo:paragraph-rsid="003976f1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style:text-underline-style="none" fo:font-weight="normal" officeooo:rsid="003976f1" officeooo:paragraph-rsid="003976f1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style:text-underline-style="none" fo:font-weight="normal" officeooo:rsid="003976f1" officeooo:paragraph-rsid="003bd98a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style:text-underline-style="none" fo:font-weight="normal" officeooo:rsid="003bd98a" officeooo:paragraph-rsid="003bd98a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style:text-underline-style="none" fo:font-weight="normal" officeooo:rsid="00409f23" officeooo:paragraph-rsid="00409f23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officeooo:paragraph-rsid="003976f1"/>
    </style:style>
    <style:style style:name="P35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size="14pt" style:text-underline-style="none" fo:font-weight="normal" officeooo:rsid="003976f1" officeooo:paragraph-rsid="003976f1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left="3.752cm" fo:margin-right="0cm" fo:margin-top="0cm" fo:margin-bottom="0cm" loext:contextual-spacing="false" fo:text-align="justify" style:justify-single-word="false" fo:text-indent="0cm" style:auto-text-indent="false"/>
      <style:text-properties fo:font-size="14pt" style:text-underline-style="none" fo:font-weight="normal" officeooo:rsid="00409f23" officeooo:paragraph-rsid="00409f23" style:font-size-asian="14pt" style:font-weight-asian="normal" style:font-size-complex="14pt" style:font-weight-complex="normal"/>
    </style:style>
    <style:style style:name="T1" style:family="text">
      <style:text-properties officeooo:rsid="001997d2"/>
    </style:style>
    <style:style style:name="T2" style:family="text">
      <style:text-properties style:font-size-asian="12.25pt"/>
    </style:style>
    <style:style style:name="T3" style:family="text">
      <style:text-properties officeooo:rsid="001997d2" style:font-size-asian="12.25pt"/>
    </style:style>
    <style:style style:name="T4" style:family="text">
      <style:text-properties officeooo:rsid="003976f1" style:font-size-asian="12.25pt"/>
    </style:style>
    <style:style style:name="T5" style:family="text">
      <style:text-properties officeooo:rsid="003bd98a" style:font-size-asian="12.25pt"/>
    </style:style>
    <style:style style:name="T6" style:family="text">
      <style:text-properties officeooo:rsid="003dbe9b" style:font-size-asian="12.25pt"/>
    </style:style>
    <style:style style:name="T7" style:family="text">
      <style:text-properties officeooo:rsid="001c199d"/>
    </style:style>
    <style:style style:name="T8" style:family="text">
      <style:text-properties officeooo:rsid="001d0eee"/>
    </style:style>
    <style:style style:name="T9" style:family="text">
      <style:text-properties style:text-underline-style="none" fo:font-weight="normal" officeooo:rsid="001bf1b9" style:font-weight-asian="normal" style:font-weight-complex="normal"/>
    </style:style>
    <style:style style:name="T10" style:family="text">
      <style:text-properties style:text-underline-style="none" fo:font-weight="normal" officeooo:rsid="001d0eee" style:font-weight-asian="normal" style:font-weight-complex="normal"/>
    </style:style>
    <style:style style:name="T11" style:family="text">
      <style:text-properties style:text-underline-style="none" fo:font-weight="normal" officeooo:rsid="001e155d" style:font-weight-asian="normal" style:font-weight-complex="normal"/>
    </style:style>
    <style:style style:name="T12" style:family="text">
      <style:text-properties officeooo:rsid="0021e13b"/>
    </style:style>
    <style:style style:name="T13" style:family="text">
      <style:text-properties officeooo:rsid="00222b77"/>
    </style:style>
    <style:style style:name="T14" style:family="text">
      <style:text-properties officeooo:rsid="00229d61"/>
    </style:style>
    <style:style style:name="T15" style:family="text">
      <style:text-properties officeooo:rsid="00258603"/>
    </style:style>
    <style:style style:name="T16" style:family="text">
      <style:text-properties officeooo:rsid="002907c8"/>
    </style:style>
    <style:style style:name="T17" style:family="text">
      <style:text-properties officeooo:rsid="002e8be0"/>
    </style:style>
    <style:style style:name="T18" style:family="text">
      <style:text-properties officeooo:rsid="003397f6"/>
    </style:style>
    <style:style style:name="T19" style:family="text">
      <style:text-properties officeooo:rsid="0034e8f5"/>
    </style:style>
    <style:style style:name="T20" style:family="text">
      <style:text-properties fo:font-size="14pt" style:text-underline-style="none" fo:font-weight="normal" officeooo:rsid="003976f1" style:font-size-asian="12.25pt" style:font-weight-asian="normal" style:font-size-complex="14pt" style:font-weight-complex="normal"/>
    </style:style>
    <style:style style:name="T21" style:family="text">
      <style:text-properties officeooo:rsid="003b1b98"/>
    </style:style>
    <style:style style:name="T22" style:family="text">
      <style:text-properties officeooo:rsid="003bd98a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7">Projet Conception Objet:</text:p>
      <text:p text:style-name="P17">Cours de récréation</text:p>
      <text:p text:style-name="P4"/>
      <text:p text:style-name="P16">Cahier de conception</text:p>
      <text:p text:style-name="P16"/>
      <text:p text:style-name="P16"/>
      <text:p text:style-name="P16"/>
      <text:p text:style-name="P16"/>
      <text:p text:style-name="P16"/>
      <text:p text:style-name="P19"/>
      <text:p text:style-name="P16"/>
      <text:p text:style-name="P18">Sommaire:</text:p>
      <text:p text:style-name="P18"/>
      <text:list xml:id="list2204489053861802872" text:style-name="L1">
        <text:list-item>
          <text:p text:style-name="P22">Introduction</text:p>
        </text:list-item>
        <text:list-item>
          <text:p text:style-name="P22">Présentation du projet</text:p>
          <text:list>
            <text:list-item>
              <text:p text:style-name="P25">Outils utilisés</text:p>
            </text:list-item>
            <text:list-item>
              <text:p text:style-name="P25">Présentation du concept du jeu</text:p>
            </text:list-item>
            <text:list-item>
              <text:p text:style-name="P25">Fonctions générales du logiciel</text:p>
            </text:list-item>
            <text:list-item>
              <text:p text:style-name="P25">Règle du jeu</text:p>
            </text:list-item>
            <text:list-item>
              <text:p text:style-name="P25">Exigences fonctionnelles</text:p>
            </text:list-item>
            <text:list-item>
              <text:p text:style-name="P25">Exigences non fonctionnelles</text:p>
            </text:list-item>
            <text:list-item>
              <text:p text:style-name="P25">Exigences opérationnelles</text:p>
              <text:list>
                <text:list-item>
                  <text:p text:style-name="P25">Environnement matériel </text:p>
                </text:list-item>
                <text:list-item>
                  <text:p text:style-name="P25">Environnement logiciel </text:p>
                </text:list-item>
                <text:list-item>
                  <text:p text:style-name="P25"><text:s/>Performances </text:p>
                </text:list-item>
                <text:list-item>
                  <text:p text:style-name="P25"><text:s/>Sécurité </text:p>
                </text:list-item>
                <text:list-item>
                  <text:p text:style-name="P25">Gestion de projet</text:p>
                </text:list-item>
              </text:list>
            </text:list-item>
          </text:list>
        </text:list-item>
        <text:list-item>
          <text:p text:style-name="P22">Modélisation orientée objet</text:p>
          <text:list>
            <text:list-item>
              <text:p text:style-name="P25">Rôle de l’utilisateur </text:p>
            </text:list-item>
            <text:list-item>
              <text:p text:style-name="P25">Les fonctionnalités </text:p>
            </text:list-item>
            <text:list-item>
              <text:p text:style-name="P25">Interactions entre objets </text:p>
              <text:list>
                <text:list-item>
                  <text:p text:style-name="P25">Modélisation</text:p>
                </text:list-item>
              </text:list>
            </text:list-item>
            <text:list-item>
              <text:p text:style-name="P25">Détails des différents états des objets </text:p>
            </text:list-item>
            <text:list-item>
              <text:p text:style-name="P25">Techniques utilisées</text:p>
            </text:list-item>
          </text:list>
        </text:list-item>
        <text:list-item>
          <text:p text:style-name="P23">Exigences du client</text:p>
          <text:list>
            <text:list-item>
              <text:p text:style-name="P26">Interface Homme / Machine</text:p>
            </text:list-item>
            <text:list-item>
              <text:p text:style-name="P26">Exigences concernant la conception et la réalisation</text:p>
            </text:list-item>
          </text:list>
        </text:list-item>
        <text:list-item>
          <text:p text:style-name="P24">Annexes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tab/></text:p>
      <text:p text:style-name="P5">1) Introduction</text:p>
      <text:p text:style-name="P5"><text:soft-page-break/></text:p>
      <text:p text:style-name="P6">Le projet est un jeu de la vie, programmé en langage objet, suivant les règles de la</text:p>
      <text:p text:style-name="P6">modélisation objet. La principale problématique du projet est donc de réaliser un jeu</text:p>
      <text:p text:style-name="P6">suivant une modélisation objet bien conçue. Le jeu devra suivre certains critères</text:p>
      <text:p text:style-name="P6">comme l’utilisation du polymorphisme, de “Design Patterns” et d’interactions entre</text:p>
      <text:p text:style-name="P6">objets. Nous avons choisis de <text:span text:style-name="T13">représenter</text:span> une cour de récréatio<text:span text:style-name="T13">n</text:span> avec des enfants et des professeurs.</text:p>
      <text:p text:style-name="P6">Nous suivrons une méthode agile <text:span text:style-name="T12">t</text:span>out au long du projet.</text:p>
      <text:p text:style-name="P6"/>
      <text:p text:style-name="P5">2) <text:span text:style-name="T1">Présentation du projet</text:span></text:p>
      <text:p text:style-name="P5"/>
      <text:p text:style-name="P9"><text:tab/>2.1) <text:span text:style-name="T3">Outils utilisés</text:span></text:p>
      <text:p text:style-name="P8"/>
      <text:p text:style-name="P9"><text:span text:style-name="T3"><text:tab/><text:tab/></text:span>Le langage de programmation utilisé <text:span text:style-name="T12">est</text:span> JAVA. Ce choix est justifié par <text:tab/><text:tab/>la nécéssité d’utiliser un langage objet et par l’utilisation de nos <text:tab/><text:tab/><text:tab/>connaissances acquises dans ce langage telles que l’héritage, le <text:tab/><text:tab/><text:tab/>polymorphismes et l’interaction entre objet.</text:p>
      <text:p text:style-name="P9"><text:tab/><text:tab/>Nous aurons comme support de présentation, des diagrammes UML.</text:p>
      <text:p text:style-name="P9"><text:tab/><text:tab/>De plus ce jeu doit être capable d’être exécuté sur n’importe quel <text:tab/><text:tab/><text:tab/>ordinateur sous Unix et Windows avec Java 1.8 d’installé.</text:p>
      <text:p text:style-name="P9"/>
      <text:p text:style-name="P9"><text:tab/>2.2) Présentation du concept du jeu</text:p>
      <text:p text:style-name="P9"/>
      <text:p text:style-name="P10"><text:tab/><text:tab/>La thématique du jeu est la vie des <text:span text:style-name="T7">enfants dans une cour de récréation</text:span>. <text:tab/><text:tab/>Ainsi, dans le cadre de ce projet, les cellules <text:span text:style-name="T13">occupées seront</text:span> <text:span text:style-name="T8">soit </text:span>des</text:p>
      <text:p text:style-name="P10"><text:tab/><text:tab/><text:span text:style-name="T7">enfants, soit des professeurs</text:span>.</text:p>
      <text:p text:style-name="P13"><text:span text:style-name="T9"><text:tab/><text:tab/></text:span>Lorsque 2 élèves se rencontrent ils peuvent soit jouer entre eux, soit se <text:tab/><text:tab/>bagarrer. Lorsqu'un élève rencontre un surveillant il peut risquer de se <text:tab/><text:tab/>faire punir. Plus un élève se bagarre plus il risque de se faire punir. <text:tab/><text:tab/><text:tab/>D'autre part nous aimerions que les surveillants aient une jauge de <text:tab/><text:tab/><text:tab/>patience. Plus la patience est basse plus le <text:span text:style-name="T8">s</text:span>urveillant risque de punir un <text:tab/><text:tab/>élève. A chaque bagarre la jauge de patience de<text:span text:style-name="T13">s surveillants à proximité</text:span><text:tab/><text:tab/>baisse, cependant lorsque qu'un surveillant rencontre un enfant sage, la <text:tab/><text:tab/>jauge de patience remonte.</text:p>
      <text:p text:style-name="P13"/>
      <text:p text:style-name="P13"/>
      <text:p text:style-name="P13"/>
      <text:p text:style-name="P13"/>
      <text:p text:style-name="P13"/>
      <text:p text:style-name="P13"/>
      <text:p text:style-name="P14"><text:tab/></text:p>
      <text:p text:style-name="P15"><text:span text:style-name="T9"><text:tab/>2.</text:span><text:span text:style-name="T10">3</text:span><text:span text:style-name="T9">) </text:span><text:span text:style-name="T11">Fonctions générales du logiciel</text:span></text:p>
      <text:p text:style-name="P11"/>
      <text:p text:style-name="P11"><text:soft-page-break/><text:tab/><text:tab/>Les principales fonctions devant être assurées par le logiciel sont donc <text:tab/><text:tab/>les règles de vie du jeu. Soit le deplacement des enfants et les <text:tab/><text:tab/><text:tab/><text:tab/>interactions entre eux ainsi que les intéractions avec les professeurs.</text:p>
      <text:p text:style-name="P11"/>
      <text:p text:style-name="P11"><text:tab/>2.4) Règles de vie</text:p>
      <text:p text:style-name="P11"/>
      <text:p text:style-name="P11"><text:tab/><text:tab/>Le jeu est une simulation de la vie enfants et des professeurs dans une <text:tab/><text:tab/>cours de récréation. Tous ces acteurs évoluent sur une grille de jeu de <text:tab/><text:tab/>50x50 cases étant vides ou contenant un acteur.</text:p>
      <text:p text:style-name="P11"><text:tab/><text:tab/>Le temps est représenté par des tours de jeu.</text:p>
      <text:p text:style-name="P11"><text:tab/><text:tab/>A chaque tour, les règles de vie du jeu définies sont les suivantes :</text:p>
      <text:p text:style-name="P11"><text:tab/><text:tab/>- <text:span text:style-name="T21">Le professeur ne se déplace pas, il surveille les élèvent.</text:span></text:p>
      <text:p text:style-name="P11"><text:tab/><text:tab/>- <text:span text:style-name="T21">Un élève peut effectuer plusieurs actions, il peut faire des bonnes, des <text:tab/><text:tab/>mauvaises ou des actions neutres qui se definissent comme ci dessous :</text:span></text:p>
      <text:p text:style-name="P11"><text:tab/><text:tab/><text:tab/><text:span text:style-name="T21">Bonnes actions: bisous entre un garçon et une fille </text:span></text:p>
      <text:p text:style-name="P11"><text:tab/><text:tab/><text:tab/><text:tab/><text:tab/> <text:s text:c="5"/><text:span text:style-name="T22">jouer entre un garçon et un autre garçon</text:span></text:p>
      <text:p text:style-name="P11"><text:tab/><text:tab/><text:tab/><text:span text:style-name="T22">Mauvaises actions: se bagarrer entre plus de 2 enfants</text:span></text:p>
      <text:p text:style-name="P11"><text:tab/><text:tab/>- <text:span text:style-name="T21">Au départ, on a 30 enfants, 15 filles et 15 garçons et 2 professeurs</text:span></text:p>
      <text:p text:style-name="P11"><text:tab/><text:tab/>- <text:span text:style-name="T13">Un élève</text:span> peut être <text:span text:style-name="T13">une </text:span>fille ou <text:span text:style-name="T13">un </text:span>garçon, il se <text:span text:style-name="T13">déplace</text:span> <text:span text:style-name="T13">d</text:span>e façon <text:tab/><text:tab/><text:tab/>aléatoire dans la cour.</text:p>
      <text:p text:style-name="P11"><text:tab/><text:tab/>- <text:span text:style-name="T13">La rencontre entre 2 enfants engendre une intéraction: ils peuvent soit <text:tab/><text:tab/>se bagarrer, soit jouer ensemble, soit faire une bonne action.</text:span></text:p>
      <text:p text:style-name="P20"><text:tab/>- <text:span text:style-name="T14">Un professeur a initialement en moyenne 50 points de patience.</text:span></text:p>
      <text:p text:style-name="P21"><text:tab/>- <text:span text:style-name="T13">Lorsqu’un professeur est à proximité d’une bagarre (5 cases de <text:tab/><text:tab/>diamètre) sa patience baisse, de plus il peut punir les élèves qui se <text:tab/>bagarrent.</text:span></text:p>
      <text:p text:style-name="P21"><text:tab/>- <text:span text:style-name="T17">Si un élève s’est bagarré plus de 3 fois, il est puni par le professeur à <text:tab/>proximité.</text:span></text:p>
      <text:p text:style-name="P21"><text:tab/>- <text:span text:style-name="T18">Lorsqu’un élève se fait punir son compteur de bagarre est remit à 0</text:span></text:p>
      <text:p text:style-name="P20"><text:tab/>- <text:span text:style-name="T16">Si la patience d’un professeur est en dessous de 25, il puni <text:tab/>automatiquement <text:tab/>les élèves qui se bagarrent.</text:span></text:p>
      <text:p text:style-name="P20"><text:tab/>- <text:span text:style-name="T14">Si la patience d’un professeur atteint 0 il rentre en burnout et <text:tab/>démissionne. </text:span></text:p>
      <text:p text:style-name="P20"><text:tab/>- <text:span text:style-name="T14">Si un élève se fait trop punir (10 fois maximum) il se fait renvoyer de <text:tab/>l’école.</text:span></text:p>
      <text:p text:style-name="P20"><text:tab/>- <text:span text:style-name="T15">le jeu se termine lorsqu’il n’y a plus d’élèves ou de professeurs.</text:span></text:p>
      <text:p text:style-name="P12"><text:tab/><text:tab/></text:p>
      <text:p text:style-name="P12"/>
      <text:p text:style-name="P27"><text:span text:style-name="T19"><text:tab/>2.5) </text:span><text:span text:style-name="T3">Exigences fonctionnelles</text:span></text:p>
      <text:p text:style-name="P27"><text:span text:style-name="T4"/></text:p>
      <text:p text:style-name="P34"><text:span text:style-name="T20">Les éléments constituant le système sont des enfants (élèves) et des professeurs , ces éléments sont alors des objets qui doivent être </text:span><text:soft-page-break/><text:span text:style-name="T20">manipulés selon une modélisation et une programmation adaptée à cet effet.</text:span></text:p>
      <text:p text:style-name="P30"><text:span text:style-name="T2"/></text:p>
      <text:p text:style-name="P35"><text:span text:style-name="T2">Les exigences fonctionnelles sont donc:</text:span></text:p>
      <text:p text:style-name="P29"><text:span text:style-name="T2"/></text:p>
      <text:p text:style-name="P35"><text:span text:style-name="T2">le jeu doit être un jeu de la vie</text:span></text:p>
      <text:p text:style-name="P35"><text:span text:style-name="T2">le programme doit mettre en valeur les interactions entre objet</text:span></text:p>
      <text:p text:style-name="P35"><text:span text:style-name="T2">le jeu doit suivre précisément une modélisation orientée objet.</text:span></text:p>
      <text:p text:style-name="P35"><text:span text:style-name="T2"/></text:p>
      <text:p text:style-name="P30"><text:span text:style-name="T2"><text:tab/>2.6) Exigences non fonctionnelles</text:span></text:p>
      <text:p text:style-name="P30"><text:span text:style-name="T2"><text:tab/><text:tab/></text:span></text:p>
      <text:p text:style-name="P30"><text:span text:style-name="T2"><text:tab/><text:tab/>Les contraintes non-fonctionnelles sont :</text:span></text:p>
      <text:p text:style-name="P30"><text:span text:style-name="T2"><text:tab/><text:tab/>- L’interface graphique qui est facultative.</text:span></text:p>
      <text:p text:style-name="P30"><text:span text:style-name="T2"><text:tab/><text:tab/>- Ajout et choix d’autres règles de vie.</text:span></text:p>
      <text:p text:style-name="P30"><text:span text:style-name="T2"/></text:p>
      <text:p text:style-name="P30"><text:span text:style-name="T2"><text:tab/></text:span></text:p>
      <text:p text:style-name="P31"><text:span text:style-name="T5"><text:tab/>2.7) Exigences opérationnelles</text:span></text:p>
      <text:p text:style-name="P31"><text:span text:style-name="T5"/></text:p>
      <text:p text:style-name="P32"><text:span text:style-name="T2"><text:tab/><text:tab/>2.7.1 Environnement matériel</text:span></text:p>
      <text:p text:style-name="P32"><text:span text:style-name="T2"/></text:p>
      <text:p text:style-name="P32"><text:span text:style-name="T2"><text:tab/><text:tab/><text:tab/>Il est requis que Java 1.8 soit installé sur la machine exécutant le <text:tab/><text:tab/><text:tab/>jeu.</text:span></text:p>
      <text:p text:style-name="P32"><text:span text:style-name="T2"><text:tab/><text:tab/></text:span></text:p>
      <text:p text:style-name="P32"><text:span text:style-name="T2"><text:tab/><text:tab/>2.7.2 Environnement logiciel</text:span></text:p>
      <text:p text:style-name="P32"><text:span text:style-name="T2"><text:tab/><text:tab/></text:span></text:p>
      <text:p text:style-name="P32"><text:span text:style-name="T2"><text:tab/><text:tab/><text:tab/>Il n’y a pas de logiciels imposés. Le projet doit se faire en langage <text:tab/><text:tab/><text:tab/>orienté objet (C++,Java, C#...). Notre choix se porte sur Java. <text:tab/><text:tab/><text:tab/><text:tab/>Le projet est développé sur l’environnement de développement <text:tab/><text:tab/><text:tab/>intégré (IDE) Eclipse avec la version 1.8 de Java.</text:span></text:p>
      <text:p text:style-name="P32"><text:span text:style-name="T2"><text:tab/><text:tab/><text:tab/>Enfin, le <text:s/>logiciel de gestion de versions Git</text:span><text:span text:style-name="T6">hub</text:span><text:span text:style-name="T2"> est également <text:tab/><text:tab/><text:tab/><text:tab/>utilisé pour l’équipe et pour que le client puisse consulter <text:tab/><text:tab/><text:tab/><text:tab/>l’avancement du projet quand il le souhaite. .</text:span></text:p>
      <text:p text:style-name="P32"><text:span text:style-name="T2"><text:tab/><text:tab/></text:span></text:p>
      <text:p text:style-name="P32"><text:span text:style-name="T2"><text:tab/><text:tab/></text:span></text:p>
      <text:p text:style-name="P32"><text:span text:style-name="T2"><text:tab/><text:tab/>2.7.3 Mise en œuvre</text:span></text:p>
      <text:p text:style-name="P32"><text:span text:style-name="T2"/></text:p>
      <text:p text:style-name="P32"><text:span text:style-name="T2"><text:tab/><text:tab/><text:tab/>Le logiciel se lance et s’utilise depuis un terminal ou à partir d’une <text:tab/><text:tab/><text:tab/>interface graphique. </text:span></text:p>
      <text:p text:style-name="P32"><text:span text:style-name="T2"/></text:p>
      <text:p text:style-name="P32"><text:span text:style-name="T2"/></text:p>
      <text:p text:style-name="P32"><text:span text:style-name="T2"/></text:p>
      <text:p text:style-name="P32"><text:span text:style-name="T2"/></text:p>
      <text:p text:style-name="P32"><text:span text:style-name="T2"/></text:p>
      <text:p text:style-name="P32"><text:soft-page-break/><text:span text:style-name="T2"/></text:p>
      <text:p text:style-name="P32"><text:span text:style-name="T2"/></text:p>
      <text:p text:style-name="P33"><text:span text:style-name="T2"><text:tab/><text:tab/>2.7.4 Performances</text:span></text:p>
      <text:p text:style-name="P33"><text:span text:style-name="T2"/></text:p>
      <text:p text:style-name="P36"><text:span text:style-name="T2">Le temps de latence entre chaque tour de jeu doit être raisonnable (pas trop long mais pas trop rapide non plus pour laisser le temps à l’utilisateur de bien visualiser l’état pendant le tour et pouvoir ainsi bien comprendre l’évolution de l’état du jeu au tour suivant).</text:span></text:p>
      <text:p text:style-name="P36"><text:span text:style-name="T2">Le temps pour un élève d’etre viré doit etre correctement ajusté afin de ne pas avoir tous les élèves viré au même moment.</text:span></text:p>
      <text:p text:style-name="P36"><text:span text:style-name="T2">Pour que le professeur parte en « burn out » il faut attendre un temps assez long sinon les élèves n’auront plus de professeu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86d13" officeooo:paragraph-rsid="00186d13"/>
    </style:style>
    <style:style style:name="MP2" style:family="paragraph" style:parent-style-name="Footer">
      <style:text-properties officeooo:rsid="00186d13" officeooo:paragraph-rsid="00186d13"/>
    </style:style>
    <style:page-layout style:name="Mpm1">
      <style:page-layout-properties fo:page-width="21.001cm" fo:page-height="29.7cm" style:num-format="1" style:print-orientation="portrait" fo:margin-top="0.265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08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oujol Teddy</text:p>
        <text:p text:style-name="MP1">Bellin Clara<text:tab/><text:tab/>Info 4A</text:p>
      </style:header>
      <style:footer>
        <text:p text:style-name="MP2">Polytech Marseille 2018-2019<text:tab/><text:tab/>Mr.Mavromati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0:41:17.913173680</meta:creation-date>
    <dc:date>2018-12-07T14:44:12.855668786</dc:date>
    <meta:editing-duration>PT3H34M16S</meta:editing-duration>
    <meta:editing-cycles>28</meta:editing-cycles>
    <meta:generator>LibreOffice/5.1.6.2$Linux_X86_64 LibreOffice_project/10m0$Build-2</meta:generator>
    <meta:document-statistic meta:table-count="0" meta:image-count="0" meta:object-count="0" meta:page-count="6" meta:paragraph-count="101" meta:word-count="1042" meta:character-count="6452" meta:non-whitespace-character-count="5306"/>
  </office:meta>
</office:document-meta>
</file>